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2.357cm" svg:height="5.571cm" draw:transform="skewX (0.0191986217719376) rotate (0.210835773640915) translate (2.73250016122034cm 17.4188615151777cm)" svg:viewBox="0 0 12358 5572" svg:d="M0 5572c400-7 657-310 924-561 280-264 639-191 869-523 202-292 559-423 771-711 195-265 453-460 642-738 184-273 455-526 770-593 272-58 557-47 834 12 252 54 514 78 759 162 234 80 452 15 690 53 295 46 595-16 891-47 319-35 655-103 917-301 239-182 484-276 728-484 241-206 305-433 488-653 175-210 314-446 450-685 150-263 443-317 692-419 237-98 506-90 761-74 296 18 591 27 885 94l221 22 66 14">
          <text:p/>
        </draw:path>
        <draw:line draw:style-name="gr2" draw:text-style-name="P1" draw:layer="layout" svg:x1="5.318cm" svg:y1="23.987cm" svg:x2="5.318cm" svg:y2="16.24cm">
          <text:p/>
        </draw:line>
        <draw:line draw:style-name="gr2" draw:text-style-name="P1" draw:layer="layout" svg:x1="5.318cm" svg:y1="23.988cm" svg:x2="14.589cm" svg:y2="23.987cm">
          <text:p/>
        </draw:line>
        <draw:line draw:style-name="gr3" draw:text-style-name="P1" draw:layer="layout" svg:x1="8.747cm" svg:y1="18.907cm" svg:x2="8.747cm" svg:y2="23.987cm">
          <text:p/>
        </draw:line>
        <draw:line draw:style-name="gr3" draw:text-style-name="P1" draw:layer="layout" svg:x1="11.033cm" svg:y1="18.145cm" svg:x2="11.033cm" svg:y2="23.987cm">
          <text:p/>
        </draw:line>
        <draw:line draw:style-name="gr4" draw:text-style-name="P1" draw:layer="layout" svg:x1="10.398cm" svg:y1="18.78cm" svg:x2="10.779cm" svg:y2="19.161cm">
          <text:p/>
        </draw:line>
        <draw:line draw:style-name="gr4" draw:text-style-name="P1" draw:layer="layout" svg:x1="9.636cm" svg:y1="19.288cm" svg:x2="10.652cm" svg:y2="20.304cm">
          <text:p/>
        </draw:line>
        <draw:line draw:style-name="gr4" draw:text-style-name="P1" draw:layer="layout" svg:x1="9.128cm" svg:y1="19.923cm" svg:x2="10.779cm" svg:y2="21.574cm">
          <text:p/>
        </draw:line>
        <draw:line draw:style-name="gr4" draw:text-style-name="P1" draw:layer="layout" svg:x1="8.874cm" svg:y1="21.955cm" svg:x2="10.525cm" svg:y2="23.606cm">
          <text:p/>
        </draw:line>
        <draw:line draw:style-name="gr4" draw:text-style-name="P1" draw:layer="layout" svg:x1="8.94cm" svg:y1="23.098cm" svg:x2="9.702cm" svg:y2="23.86cm">
          <text:p/>
        </draw:line>
        <draw:line draw:style-name="gr4" draw:text-style-name="P1" draw:layer="layout" svg:x1="9.001cm" svg:y1="20.939cm" svg:x2="10.652cm" svg:y2="22.59cm">
          <text:p/>
        </draw:line>
        <draw:line draw:style-name="gr4" draw:text-style-name="P1" draw:layer="layout" svg:x1="8.747cm" svg:y1="23.86cm" svg:x2="8.747cm" svg:y2="24.241cm">
          <text:p/>
        </draw:line>
        <draw:line draw:style-name="gr4" draw:text-style-name="P1" draw:layer="layout" svg:x1="11.033cm" svg:y1="23.733cm" svg:x2="11.033cm" svg:y2="24.241cm">
          <text:p/>
        </draw:line>
        <draw:frame draw:style-name="gr5" draw:text-style-name="P2" draw:layer="layout" svg:width="0.433cm" svg:height="0.47cm" svg:x="8.496cm" svg:y="24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433cm" svg:height="0.47cm" svg:x="10.779cm" svg:y="24.4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1" draw:layer="layout" svg:x1="12.43cm" svg:y1="20.304cm" svg:x2="10.398cm" svg:y2="21.574cm">
          <text:p/>
        </draw:line>
        <draw:frame draw:style-name="gr5" draw:text-style-name="P2" draw:layer="layout" svg:width="2.009cm" svg:height="1.194cm" svg:x="12.834cm" svg:y="19.7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0T20:40:18.753425669</dc:date>
    <meta:editing-duration>PT1H2M59S</meta:editing-duration>
    <meta:editing-cycles>21</meta:editing-cycles>
    <meta:generator>LibreOffice/6.4.7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

<file path=Object 2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3/content.xml><?xml version="1.0" encoding="utf-8"?>
<math xmlns="http://www.w3.org/1998/Math/MathML" display="block">
  <semantics>
    <mstyle color="blue">
      <mrow>
        <mrow>
          <munderover>
            <mo stretchy="false">∫</mo>
            <mi>a</mi>
            <mi>b</mi>
          </munderover>
          <mi>f</mi>
        </mrow>
        <mrow>
          <mo fence="true" stretchy="false">(</mo>
          <mrow>
            <mi>x</mi>
          </mrow>
          <mo fence="true" stretchy="false">)</mo>
        </mrow>
        <mi mathvariant="italic">dx</mi>
      </mrow>
    </mstyle>
    <annotation encoding="StarMath 5.0"> color blue {int from{a} to{b} f( x)dx }</annotation>
  </semantics>
</math>
</file>